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35cm" svg:stroke-color="#ff0000" draw:fill="none" draw:fill-color="#ffffff" fo:padding-top="-0.032cm" fo:padding-bottom="-0.032cm" fo:padding-left="-0.032cm" fo:padding-right="-0.032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0cm" svg:y="-5cm"/>
          <draw:glue-point draw:id="11" svg:x="-0.045cm" svg:y="-3.596cm"/>
          <draw:glue-point draw:id="12" svg:x="-3.182cm" svg:y="-3.07cm"/>
          <draw:glue-point draw:id="13" svg:x="0cm" svg:y="-3.07cm"/>
          <draw:glue-point draw:id="14" svg:x="3.182cm" svg:y="-3.07cm"/>
          <draw:glue-point draw:id="15" svg:x="-3.182cm" svg:y="-2.544cm"/>
          <draw:glue-point draw:id="16" svg:x="3.182cm" svg:y="-2.544cm"/>
          <draw:glue-point draw:id="17" svg:x="-3.182cm" svg:y="-2.018cm"/>
          <draw:glue-point draw:id="18" svg:x="3.182cm" svg:y="-2.018cm"/>
          <draw:glue-point draw:id="19" svg:x="-3.182cm" svg:y="-1.491cm"/>
          <draw:glue-point draw:id="20" svg:x="3.182cm" svg:y="-1.491cm"/>
          <draw:glue-point draw:id="21" svg:x="-3.182cm" svg:y="-0.965cm"/>
          <draw:glue-point draw:id="22" svg:x="3.182cm" svg:y="-0.965cm"/>
          <draw:glue-point draw:id="23" svg:x="-3.182cm" svg:y="-0.439cm"/>
          <draw:glue-point draw:id="24" svg:x="3.182cm" svg:y="-0.439cm"/>
          <draw:glue-point draw:id="25" svg:x="-3.182cm" svg:y="0.088cm"/>
          <draw:glue-point draw:id="26" svg:x="3.182cm" svg:y="0.088cm"/>
          <draw:glue-point draw:id="27" svg:x="-3.182cm" svg:y="0.614cm"/>
          <draw:glue-point draw:id="28" svg:x="3.182cm" svg:y="0.614cm"/>
          <draw:glue-point draw:id="29" svg:x="-3.182cm" svg:y="1.14cm"/>
          <draw:glue-point draw:id="30" svg:x="3.182cm" svg:y="1.14cm"/>
          <draw:glue-point draw:id="31" svg:x="-3.182cm" svg:y="1.667cm"/>
          <draw:glue-point draw:id="32" svg:x="3.182cm" svg:y="1.667cm"/>
          <draw:glue-point draw:id="33" svg:x="-3.182cm" svg:y="2.193cm"/>
          <draw:glue-point draw:id="34" svg:x="3.182cm" svg:y="2.193cm"/>
          <draw:glue-point draw:id="35" svg:x="-3.182cm" svg:y="2.719cm"/>
          <draw:glue-point draw:id="36" svg:x="3.182cm" svg:y="2.719cm"/>
          <draw:glue-point draw:id="37" svg:x="-3.182cm" svg:y="3.246cm"/>
          <draw:glue-point draw:id="38" svg:x="0cm" svg:y="3.596cm"/>
          <draw:glue-point draw:id="39" svg:x="0cm" svg:y="5cm"/>
          <draw:glue-point draw:id="40" svg:x="-0.023cm" svg:y="-4.298cm"/>
          <draw:glue-point draw:id="41" svg:x="-1.614cm" svg:y="-3.333cm"/>
          <draw:glue-point draw:id="42" svg:x="-1.591cm" svg:y="-3.07cm"/>
          <draw:glue-point draw:id="43" svg:x="1.591cm" svg:y="-3.07cm"/>
          <draw:glue-point draw:id="44" svg:x="0cm" svg:y="-2.807cm"/>
          <draw:glue-point draw:id="45" svg:x="0cm" svg:y="-2.544cm"/>
          <draw:glue-point draw:id="46" svg:x="0cm" svg:y="-2.281cm"/>
          <draw:glue-point draw:id="47" svg:x="0cm" svg:y="-2.018cm"/>
          <draw:glue-point draw:id="48" svg:x="0cm" svg:y="-1.754cm"/>
          <draw:glue-point draw:id="49" svg:x="0cm" svg:y="-1.491cm"/>
          <draw:glue-point draw:id="50" svg:x="0cm" svg:y="-1.228cm"/>
          <draw:glue-point draw:id="51" svg:x="0cm" svg:y="-0.965cm"/>
          <draw:glue-point draw:id="52" svg:x="0cm" svg:y="-0.702cm"/>
          <draw:glue-point draw:id="53" svg:x="0cm" svg:y="-0.439cm"/>
          <draw:glue-point draw:id="54" svg:x="0cm" svg:y="-0.175cm"/>
          <draw:glue-point draw:id="55" svg:x="0cm" svg:y="0.088cm"/>
          <draw:glue-point draw:id="56" svg:x="0cm" svg:y="0.351cm"/>
          <draw:glue-point draw:id="57" svg:x="0cm" svg:y="0.614cm"/>
          <draw:glue-point draw:id="58" svg:x="0cm" svg:y="0.877cm"/>
          <draw:glue-point draw:id="59" svg:x="0cm" svg:y="1.14cm"/>
          <draw:glue-point draw:id="60" svg:x="0cm" svg:y="1.404cm"/>
          <draw:glue-point draw:id="61" svg:x="0cm" svg:y="1.667cm"/>
          <draw:glue-point draw:id="62" svg:x="0cm" svg:y="1.93cm"/>
          <draw:glue-point draw:id="63" svg:x="0cm" svg:y="2.193cm"/>
          <draw:glue-point draw:id="64" svg:x="0cm" svg:y="2.456cm"/>
          <draw:glue-point draw:id="65" svg:x="0cm" svg:y="2.719cm"/>
          <draw:glue-point draw:id="66" svg:x="0cm" svg:y="2.982cm"/>
          <draw:glue-point draw:id="67" svg:x="-1.591cm" svg:y="3.421cm"/>
          <draw:glue-point draw:id="68" svg:x="0cm" svg:y="4.298cm"/>
          <draw:glue-point draw:id="69" svg:x="-1.455cm" svg:y="3.877cm"/>
          <draw:glue-point draw:id="70" svg:x="1.455cm" svg:y="3.877cm"/>
          <draw:glue-point draw:id="71" svg:x="0.909cm" svg:y="5cm"/>
          <draw:glue-point draw:id="72" svg:x="-0.909cm" svg:y="5cm"/>
          <draw:glue-point draw:id="73" svg:x="0cm" svg:y="3.877cm"/>
          <draw:glue-point draw:id="74" svg:x="1.182cm" svg:y="4.439cm"/>
          <draw:glue-point draw:id="75" svg:x="0cm" svg:y="5cm"/>
          <draw:glue-point draw:id="76" svg:x="-0.909cm" svg:y="-5cm"/>
          <draw:glue-point draw:id="77" svg:x="0.909cm" svg:y="-5cm"/>
          <draw:glue-point draw:id="78" svg:x="1.455cm" svg:y="-3.877cm"/>
          <draw:glue-point draw:id="79" svg:x="-1.455cm" svg:y="-3.877cm"/>
          <draw:glue-point draw:id="80" svg:x="0cm" svg:y="-5cm"/>
          <draw:glue-point draw:id="81" svg:x="1.182cm" svg:y="-4.439cm"/>
          <draw:glue-point draw:id="82" svg:x="0cm" svg:y="-3.877cm"/>
          <draw:line draw:style-name="gr1" draw:layer="layout" svg:x1="0cm" svg:y1="0.386cm" svg:x2="0cm" svg:y2="1.614cm">
            <text:p/>
          </draw:line>
          <draw:line draw:style-name="gr1" draw:layer="layout" svg:x1="0.386cm" svg:y1="0.386cm" svg:x2="0.386cm" svg:y2="1.614cm">
            <text:p/>
          </draw:line>
          <draw:path draw:style-name="gr1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1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line draw:style-name="gr2" draw:layer="layout" svg:width="0.245cm" svg:height="2cm" svg:x="0.07cm" svg:y="0cm" svg:viewBox="0 0 246 2001" draw:points="126,0 122,280 0,386 122,386 246,386 0,491 246,491 0,596 246,596 0,702 246,702 0,807 246,807 0,912 246,912 0,1018 246,1018 0,1123 246,1123 0,1228 246,1228 0,1334 246,1334 0,1439 246,1439 0,1544 246,1544 0,1649 122,1720 122,2001">
            <text:p/>
          </draw:polyline>
          <draw:polygon draw:style-name="gr3" draw:layer="layout" svg:width="0.112cm" svg:height="0.225cm" svg:x="0.137cm" svg:y="1.775cm" svg:viewBox="0 0 113 226" draw:points="0,0 113,0 91,226 21,226">
            <text:p/>
          </draw:polygon>
          <draw:polygon draw:style-name="gr3" draw:layer="layout" svg:width="0.112cm" svg:height="0.225cm" svg:x="0.137cm" svg:y="0cm" svg:viewBox="0 0 113 226" draw:points="21,0 91,0 113,226 0,2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-red</dc:title>
    <meta:creation-date>2011-02-07T17:16:15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